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QUISPE, LORENZ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00770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2812689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 QUISPE, LORENZ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0077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UTTA ASIN, CIRCUNCISION LIVI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95738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ONICA CABELLOS</text:p>
          </table:table-cell>
          <table:table-cell table:style-name="Tabla3.A2" office:value-type="string">
            <text:p text:style-name="P20">F. ROJO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8:18:2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